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025cm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standard">
      <style:graphic-properties draw:stroke="none" draw:fill="none" fo:min-height="0.437cm"/>
    </style:style>
    <style:style style:name="gr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436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fo:font-size="11pt" style:font-size-asian="11pt" style:font-size-complex="11pt"/>
    </style:style>
    <style:style style:name="P2" style:family="paragraph">
      <style:text-properties fo:font-size="12pt"/>
    </style:style>
    <style:style style:name="P3" style:family="paragraph">
      <loext:graphic-properties draw:fill="none"/>
      <style:text-properties fo:font-size="11pt" style:font-size-asian="16pt" style:font-size-complex="16pt"/>
    </style:style>
    <style:style style:name="P4" style:family="paragraph">
      <loext:graphic-properties draw:fill="none"/>
      <style:text-properties fo:font-size="12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6pt" style:font-size-complex="16pt"/>
    </style:style>
    <style:style style:name="T4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952cm" svg:height="1.275cm" svg:x="3.81cm" svg:y="2.793cm">
          <draw:text-box>
            <text:p><text:span text:style-name="T1">000001101011110111100011110100001001101111101111111001001101011001100001001101110000111101</text:span></text:p>
          </draw:text-box>
        </draw:frame>
        <draw:frame draw:style-name="gr2" draw:text-style-name="P1" draw:layer="layout" svg:width="24.952cm" svg:height="1.674cm" svg:x="3.81cm" svg:y="3.914cm">
          <draw:text-box>
            <text:p><text:span text:style-name="T1">00000110 </text:span><text:span text:style-name="T2">1</text:span><text:span text:style-name="T1"> 01111011 </text:span><text:span text:style-name="T2">1</text:span><text:span text:style-name="T1"> 10001111 </text:span><text:span text:style-name="T2">0</text:span><text:span text:style-name="T1"> 10000100 </text:span><text:span text:style-name="T2">1</text:span><text:span text:style-name="T1"> 10111110 </text:span><text:span text:style-name="T2">1</text:span><text:span text:style-name="T1"> 11111100 </text:span><text:span text:style-name="T2">1</text:span><text:span text:style-name="T1"> 00110101 </text:span><text:span text:style-name="T2">1</text:span><text:span text:style-name="T1"> 00110000 </text:span><text:span text:style-name="T2">1</text:span><text:span text:style-name="T1"> 00110111 </text:span><text:span text:style-name="T2">0</text:span><text:span text:style-name="T1"> 00011110 </text:span><text:span text:style-name="T2">1</text:span></text:p>
          </draw:text-box>
        </draw:frame>
        <draw:frame draw:style-name="gr2" draw:text-style-name="P3" draw:layer="layout" svg:width="24.952cm" svg:height="1.674cm" svg:x="3.81cm" svg:y="5.692cm">
          <draw:text-box>
            <text:p text:style-name="P2"><text:span text:style-name="T3">01100000 <text:s text:c="3"/>11011110 <text:s text:c="3"/>11110001 <text:s text:c="3"/>00100001 <text:s text:c="3"/>01111101 <text:s text:c="3"/>00111111 <text:s text:c="3"/>10101100 <text:s text:c="3"/>00001100 <text:s text:c="3"/>11101100 <text:s text:c="3"/>01111000</text:span></text:p>
          </draw:text-box>
        </draw:frame>
        <draw:frame draw:style-name="gr2" draw:text-style-name="P3" draw:layer="layout" svg:width="24.892cm" svg:height="1.674cm" svg:x="3.81cm" svg:y="6.708cm">
          <draw:text-box>
            <text:p text:style-name="P2"><text:span text:style-name="T3">10011111 <text:s text:c="3"/>00100001 <text:s text:c="3"/>00001110 <text:s text:c="3"/>11011110 <text:s text:c="3"/>10000010 <text:s text:c="3"/>11000000 <text:s text:c="3"/>01010011 <text:s text:c="3"/>11110011 <text:s text:c="3"/>00010011 <text:s text:c="3"/>10000111</text:span></text:p>
          </draw:text-box>
        </draw:frame>
        <draw:frame draw:style-name="gr3" draw:text-style-name="P4" draw:layer="layout" svg:width="3.3cm" svg:height="0.687cm" svg:x="0.254cm" svg:y="2.869cm">
          <draw:text-box>
            <text:p text:style-name="P2"><text:span text:style-name="T4">raw binary data</text:span></text:p>
          </draw:text-box>
        </draw:frame>
        <draw:frame draw:style-name="gr3" draw:text-style-name="P4" draw:layer="layout" svg:width="3.3cm" svg:height="1.039cm" svg:x="0.254cm" svg:y="3.787cm">
          <draw:text-box>
            <text:p text:style-name="P2"><text:span text:style-name="T4">Grouped raw binary data</text:span></text:p>
          </draw:text-box>
        </draw:frame>
        <draw:frame draw:style-name="gr3" draw:text-style-name="P4" draw:layer="layout" svg:width="3.3cm" svg:height="1.039cm" svg:x="0.254cm" svg:y="5.565cm">
          <draw:text-box>
            <text:p text:style-name="P2"><text:span text:style-name="T4">Reversed (MSB ↔ LSB)</text:span></text:p>
          </draw:text-box>
        </draw:frame>
        <draw:frame draw:style-name="gr3" draw:text-style-name="P4" draw:layer="layout" svg:width="3.3cm" svg:height="0.687cm" svg:x="6.096cm" svg:y="3.381cm">
          <draw:text-box>
            <text:p text:style-name="P2"><text:span text:style-name="T4">Parity Bits</text:span></text:p>
          </draw:text-box>
        </draw:frame>
        <draw:custom-shape draw:style-name="gr4" draw:text-style-name="P5" draw:layer="layout" svg:width="0.254cm" svg:height="1.778cm" draw:transform="rotate (1.5707963267949) translate (4.064cm 4.82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draw:layer="layout" svg:width="0.254cm" svg:height="1.778cm" draw:transform="rotate (1.5707963267949) translate (8.382cm 4.82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draw:layer="layout" svg:width="0.254cm" svg:height="1.778cm" draw:transform="rotate (1.5707963267949) translate (6.196cm 4.82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35:57.307707139</meta:creation-date>
    <dc:date>2017-12-02T21:14:38.782725270</dc:date>
    <meta:editing-duration>PT7M49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